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background-color="#0066cc">
        <style:background-image/>
      </style:paragraph-properties>
    </style:style>
    <style:style style:name="fr1" style:family="graphic" style:parent-style-name="Frame">
      <style:graphic-properties style:vertical-pos="top" style:vertical-rel="paragraph-content" style:horizontal-pos="center" style:horizontal-rel="paragraph" style:border-line-width="0.0008in 0.0138in 0.0008in" fo:padding="0.0591in" fo:border="0.0154in double #000000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width="2.4181in" draw:z-index="0"><draw:text-box fo:min-height="1.4165in"><text:p text:style-name="Frame_20_contents">Frame Content</text:p></draw:text-box></draw:frame>Page Cont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horndale" fo:font-size="12pt" fo:language="en" fo:country="US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8$Build-9161</meta:generator>
    <meta:creation-date>2007-10-31T17:25:47</meta:creation-date>
    <dc:date>2007-11-01T10:42:19</dc:date>
    <dc:language>en-US</dc:language>
    <meta:editing-cycles>4</meta:editing-cycles>
    <meta:editing-duration>PT3M2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4" meta:character-count="25"/>
  </office:meta>
</office:document-meta>
</file>